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3">
      <style:paragraph-properties fo:margin-top="0cm" fo:margin-bottom="0cm" style:contextual-spacing="false"/>
    </style:style>
    <style:style style:name="T1"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راهنمای مبتدیان</text:h>
      <text:p text:style-name="First_20_paragraph">این راهنما شروع به کار با OpenStreetMap را به روش گام به گام به شما آموزش می‌هد. یاد می‌گیرید که چگونه یک حساب کاربری بسازید، از نرم‌افزار ویرایشگر نقشه استفاده کنید و در فصل‌های انتهایی یاد می‌گیرید بیرون از خانه رفته و برای نقشه اطلاعات جمع‌آوری کنید. فصل‌های هماهنگی حاوی اطلاعاتی درباره <text:a xlink:type="simple" xlink:href="../../../../../fa/coordination/"><text:span text:style-name="Definition">نقشه‌کشی از راه دور در HOT</text:span></text:a> می‌باشد</text:p>
      <text:p text:style-name="Text_20_body">این راهنما را می‌توان به صورت <text:a xlink:type="simple" xlink:href="../../../../../files/beginner_fa.odt"><text:span text:style-name="Definition">beginner_fa.odt</text:span></text:a> و یا <text:a xlink:type="simple" xlink:href="../../../../../files/beginner_fa.pdf"><text:span text:style-name="Definition">beginner_fa.pdf</text:span></text:a> دانلود کرد<text:line-break/> تاریخ بازبینی ۱۳۹۴/۰۴/۳۱</text:p>
      <text:p text:style-name="Text_20_body">شروع به کار</text:p>
      <text:list xml:id="list243944523136784551" text:style-name="L3">
        <text:list-item>
          <text:p text:style-name="P4"><text:a xlink:type="simple" xlink:href="mailto:learnosm@hotosm.org"><text:span text:style-name="Definition">learnosm@hotosm.org</text:span></text:a></text:p>
        </text:list-item>
        <text:list-item>
          <text:p text:style-name="P4"><text:a xlink:type="simple" xlink:href="https://twitter.com/learnosm"><text:span text:style-name="Definition">@learnOSM</text:span></text:a></text:p>
        </text:list-item>
        <text:list-item>
          <text:p text:style-name="P4"><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12-28T10:01:35.271885876</dc:date>
    <dc:creator>Nick Allen</dc:creator>
    <meta:editing-duration>P0D</meta:editing-duration>
    <meta:editing-cycles>1</meta:editing-cycles>
    <meta:document-statistic meta:table-count="0" meta:image-count="0" meta:object-count="0" meta:page-count="1" meta:paragraph-count="11" meta:word-count="95" meta:character-count="540" meta:non-whitespace-character-count="456"/>
    <meta:generator>LibreOffice/4.2.8.2$Linux_X86_64 LibreOffice_project/420m0$Build-2</meta:generator>
  </office:meta>
</office:document-meta>
</file>